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D6000003494D38652C45E3F8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fo:min-height="11.34cm" style:protect="position 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254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line-height="100%" fo:text-align="center" fo:text-indent="0cm" style:text-autospace="none">
        <style:tab-stops/>
      </style:paragraph-properties>
      <style:text-properties fo:color="#fff200" style:font-name="Liberation Sans1" fo:font-size="48pt" fo:text-shadow="1pt 1pt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" fo:font-size="40pt" fo:language="es" fo:country="ES" fo:font-style="normal" fo:text-shadow="none" style:text-underline-style="none" fo:font-weight="bold" style:letter-kerning="true" style:font-name-asian="WenQuanYi Micro Hei" style:font-size-asian="40pt" style:language-asian="en" style:country-asian="US" style:font-style-asian="normal" style:font-weight-asian="bold" style:font-name-complex="Times New Roman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fo:font-size="28pt" fo:text-shadow="none" fo:font-weight="bold" style:font-size-asian="28pt" style:font-weight-asian="bold" style:font-size-complex="28pt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cm" svg:y="0cm">
          <draw:image xlink:href="Pictures/10000000000005D6000003494D38652C45E3F826.png" xlink:type="simple" xlink:show="embed" xlink:actuate="onLoad">
            <text:p/>
          </draw:image>
        </draw:frame>
        <draw:frame draw:style-name="gr2" draw:text-style-name="P7" draw:layer="layout" svg:width="24.374cm" svg:height="11.59cm" svg:x="1.813cm" svg:y="3.253cm">
          <draw:text-box>
            <text:p text:style-name="P2"><text:span text:style-name="T1">Le Bon Samaritain </text:span></text:p>
            <text:p text:style-name="P2"><text:span text:style-name="T2">(Luc 10:25-37)</text:span></text:p>
            <text:p text:style-name="P3"><text:span text:style-name="T3">_________________</text:span></text:p>
            <text:p text:style-name="P4"><text:span text:style-name="T4">%language%</text:span></text:p>
            <text:p text:style-name="P5"><text:span text:style-name="T5">[%lang-code%]</text:span></text:p>
            <text:p text:style-name="P6"><text:span text:style-name="T4">%country%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8-12-12T14:35:57.668000000</dc:date>
    <meta:editing-duration>PT42M38S</meta:editing-duration>
    <meta:editing-cycles>23</meta:editing-cycles>
    <meta:generator>LibreOffice/5.4.7.2$Windows_X86_64 LibreOffice_project/c838ef25c16710f8838b1faec480ebba495259d0</meta:generator>
    <meta:document-statistic meta:object-count="2"/>
  </office:meta>
</office:document-meta>
</file>